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.568cm" fo:min-width="1.409cm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921cm" svg:height="2.794cm" svg:x="2.905cm" svg:y="3.667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921cm" svg:height="2.794cm" svg:x="9.636cm" svg:y="1.508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921cm" svg:height="2.794cm" svg:x="14.97cm" svg:y="5.064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921cm" svg:height="2.794cm" svg:x="11.541cm" svg:y="10.017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921cm" svg:height="2.794cm" svg:x="4.302cm" svg:y="9.001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921cm" svg:height="2.794cm" svg:x="8.747cm" svg:y="5.69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74cm" svg:y1="6.108cm" svg:x2="5.826cm" svg:y2="5.064cm" draw:start-shape="id1" draw:start-glue-point="5" draw:end-shape="id2" draw:end-glue-point="10" svg:d="M9174 6108l-3348-1044" svg:viewBox="0 0 3349 1045">
          <text:p/>
        </draw:connector>
        <draw:connector draw:style-name="gr2" draw:text-style-name="P2" draw:layer="layout" draw:type="line" svg:x1="5.399cm" svg:y1="6.052cm" svg:x2="8.747cm" svg:y2="7.096cm" draw:start-shape="id2" draw:start-glue-point="9" draw:end-shape="id1" draw:end-glue-point="6" svg:d="M5399 6052l3348 1044" svg:viewBox="0 0 3349 1045">
          <text:p/>
        </draw:connector>
        <draw:connector draw:style-name="gr2" draw:text-style-name="P2" draw:layer="layout" draw:type="line" svg:x1="10.208cm" svg:y1="5.699cm" svg:x2="11.097cm" svg:y2="4.302cm" draw:start-shape="id1" draw:start-glue-point="4" draw:end-shape="id3" draw:end-glue-point="8" svg:d="M10208 5699l889-1397" svg:viewBox="0 0 890 1398">
          <text:p/>
        </draw:connector>
        <draw:connector draw:style-name="gr2" draw:text-style-name="P2" draw:layer="layout" draw:type="line" svg:x1="11.668cm" svg:y1="7.096cm" svg:x2="14.97cm" svg:y2="6.461cm" draw:start-shape="id1" draw:start-glue-point="10" draw:end-shape="id4" draw:end-glue-point="6" svg:d="M11668 7096l3302-635" svg:viewBox="0 0 3303 636">
          <text:p/>
        </draw:connector>
        <draw:connector draw:style-name="gr2" draw:text-style-name="P2" draw:layer="layout" draw:type="line" svg:x1="11.241cm" svg:y1="8.084cm" svg:x2="11.968cm" svg:y2="10.426cm" draw:start-shape="id1" draw:start-glue-point="9" draw:end-shape="id5" draw:end-glue-point="5" svg:d="M11241 8084l727 2342" svg:viewBox="0 0 728 2343">
          <text:p/>
        </draw:connector>
        <draw:connector draw:style-name="gr2" draw:text-style-name="P2" draw:layer="layout" draw:type="line" svg:x1="9.174cm" svg:y1="8.084cm" svg:x2="6.796cm" svg:y2="9.41cm" draw:start-shape="id1" draw:start-glue-point="7" draw:end-shape="id6" draw:end-glue-point="11" svg:d="M9174 8084l-2378 1326" svg:viewBox="0 0 2379 13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6:09:25.860326731</meta:creation-date>
    <dc:date>2017-01-16T16:16:33.811006397</dc:date>
    <meta:editing-duration>PT7M8S</meta:editing-duration>
    <meta:editing-cycles>1</meta:editing-cycles>
    <meta:document-statistic meta:object-count="12"/>
    <meta:generator>LibreOffice/5.2.4.2.0$Linux_X86_64 LibreOffice_project/20m0$Build-2</meta:generator>
  </office:meta>
</office:document-meta>
</file>